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erif" svg:font-family="'DejaVu Serif'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swiss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bold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3" text:outline-level="3">Discussion:</text:h>
      <text:p text:style-name="P1">Where are names used?</text:p>
      <text:p text:style-name="P1"><text:tab/>Primitives: </text:p>
      <text:p text:style-name="Standard"><text:tab/><text:tab/>in selection combos</text:p>
      <text:p text:style-name="Standard"><text:tab/><text:tab/>in equations</text:p>
      <text:p text:style-name="Standard"><text:tab/><text:tab/>in the data manager</text:p>
      <text:p text:style-name="Standard"><text:tab/><text:tab/>in the 'view ...' dialog</text:p>
      <text:p text:style-name="Standard"><text:tab/><text:tab/>in the edit option in the plot zoom mode rmb menu.</text:p>
      <text:p text:style-name="Standard"/>
      <text:p text:style-name="P1"><text:tab/>Data Objects:</text:p>
      <text:p text:style-name="Standard"><text:tab/><text:tab/>in the data manager</text:p>
      <text:p text:style-name="Standard"><text:tab/><text:tab/>in the edit option in the plot zoom mode rmb menu.</text:p>
      <text:p text:style-name="Standard"/>
      <text:p text:style-name="P1"><text:tab/>Relations:</text:p>
      <text:p text:style-name="Standard"><text:tab/><text:tab/>in the data manager</text:p>
      <text:p text:style-name="Standard"><text:tab/><text:tab/>in the 'curve selection' places (plot dialog, legend dialog</text:p>
      <text:p text:style-name="Standard"><text:tab/><text:tab/>in the edit, fit, and filter options in the plot zoom mode rmb menu.</text:p>
      <text:p text:style-name="Standard"/>
      <text:list text:style-name="L1">
        <text:list-item>
          <text:p text:style-name="P2">The names of primitives are entered via the keyboard for labels and equations – which argues for the presence of a short name! <text:s/>The primary goal of the name, elsewhere, is to disambiguate objects for the user.</text:p>
        </text:list-item>
      </text:list>
      <text:p text:style-name="Standard"/>
      <text:list text:style-name="L1">
        <text:list-item text:start-value="1">
          <text:p text:style-name="P2">In real use, the “best name” for the object can often not be guessed by kst (for the most extreme example, think equations...). <text:s/>So a simple system is probably better than something complex. (“The design had all the disadvantages, and none of the advantages of the more complex design”).</text:p>
        </text:list-item>
      </text:list>
      <text:p text:style-name="Standard"/>
      <text:list text:style-name="L1">
        <text:list-item text:start-value="1">
          <text:p text:style-name="P2">In most cases, further disambiguation information can be put into the UI without having it actually be the name of the object.</text:p>
        </text:list-item>
      </text:list>
      <text:p text:style-name="Standard"/>
      <text:list text:style-name="L1">
        <text:list-item text:start-value="1">
          <text:p text:style-name="P2">Typically, automatic names will be based on some trait of the object. <text:s/>In this case, the automatic name should change if the trait is changed.</text:p>
        </text:list-item>
      </text:list>
      <text:p text:style-name="Standard"/>
      <text:list text:style-name="L1">
        <text:list-item text:start-value="1">
          <text:p text:style-name="P2">Uniqueness needs to be maintained within each group of objects (primitives, data objects, relations).</text:p>
        </text:list-item>
      </text:list>
      <text:p text:style-name="Standard"/>
      <text:h text:style-name="Heading_20_3" text:outline-level="3">Names:</text:h>
      <text:p text:style-name="Text_20_body">Objects will be named</text:p>
      <text:p text:style-name="Standard"><text:tab/><text:span text:style-name="Source_20_Text">&lt;descriptiveName&gt;:&lt;typeID&gt;&lt;pos&gt;</text:span></text:p>
      <text:p text:style-name="Standard"><text:tab/>eg,<text:span text:style-name="Source_20_Text"> INDEX:V1</text:span></text:p>
      <text:p text:style-name="Text_20_body"/>
      <text:p text:style-name="Text_20_body"><text:span text:style-name="Source_20_Text"><text:span text:style-name="T1">&lt;descriptiveName&gt;</text:span></text:span>: a short name which, in the common case, has a chance of providing a unique name to the user. <text:s/>eg, the field name for data vectors. <text:s/>It can <text:soft-page-break/>either be automatically generated, or set manually by the user through the UI.</text:p>
      <text:p text:style-name="Text_20_body"><text:span text:style-name="Source_20_Text"><text:span text:style-name="T1">&lt;typeID&gt;</text:span></text:span>: <text:span text:style-name="T2">A single character which indicates the type of object:</text:span></text:p>
      <text:p text:style-name="Text_20_body"><text:span text:style-name="T2"><text:tab/></text:span><text:span text:style-name="Source_20_Text"><text:span text:style-name="T2">V:<text:tab/></text:span></text:span>Vector</text:p>
      <text:p text:style-name="Text_20_body"><text:tab/><text:span text:style-name="Source_20_Text">X:<text:tab/></text:span>Scalar</text:p>
      <text:p text:style-name="Text_20_body"><text:tab/><text:span text:style-name="Source_20_Text">M:<text:tab/></text:span>Matrix</text:p>
      <text:p text:style-name="Text_20_body"><text:tab/><text:span text:style-name="Source_20_Text">T</text:span>:<text:tab/>String (Text)</text:p>
      <text:p text:style-name="Text_20_body"><text:tab/><text:span text:style-name="Source_20_Text">E:<text:tab/></text:span>Equation</text:p>
      <text:p text:style-name="Text_20_body"><text:tab/><text:span text:style-name="Source_20_Text">H:</text:span><text:tab/>Histogram</text:p>
      <text:p text:style-name="Text_20_body"><text:tab/><text:span text:style-name="Source_20_Text">S:<text:tab/></text:span>Spectrum</text:p>
      <text:p text:style-name="Text_20_body"><text:tab/><text:span text:style-name="Source_20_Text">P:<text:tab/></text:span>Plugin</text:p>
      <text:p text:style-name="Text_20_body"><text:tab/><text:span text:style-name="Source_20_Text">G:<text:tab/></text:span>SpectroGram</text:p>
      <text:p text:style-name="Text_20_body"><text:tab/><text:span text:style-name="Source_20_Text">C:<text:tab/></text:span>Curve</text:p>
      <text:p text:style-name="Text_20_body"><text:tab/><text:span text:style-name="Source_20_Text">I:<text:tab/></text:span>Image</text:p>
      <text:p text:style-name="Text_20_body"><text:span text:style-name="Source_20_Text"><text:span text:style-name="T1">&lt;pos&gt;</text:span></text:span>: An integer unique to the object, which is permanently set at creation time. <text:s/>It must be unique within each type, but need not be globally unique (in fact, as there could be hundreds of different objects in a session, it is best if it isn't, to keep the numbers down.)</text:p>
      <text:p text:style-name="Text_20_body">Where the object is referred to by entering from the keyboard (eg, in an equation or a label), it can be called </text:p>
      <text:p text:style-name="Text_20_body"><text:span text:style-name="Source_20_Text"><text:tab/>[&lt;descriptiveName&gt;:&lt;typeID&gt;&lt;pos&gt;] </text:span></text:p>
      <text:p text:style-name="Text_20_body"><text:tab/>eg, <text:span text:style-name="Source_20_Text">[INDEX:V1]</text:span></text:p>
      <text:p text:style-name="Text_20_body">or</text:p>
      <text:p text:style-name="Text_20_body"><text:tab/><text:span text:style-name="Source_20_Text">[&lt;descriptiveName&gt;]</text:span></text:p>
      <text:p text:style-name="Text_20_body"><text:tab/>eg, <text:span text:style-name="Source_20_Text">[INDEX] </text:span></text:p>
      <text:p text:style-name="Text_20_body">or</text:p>
      <text:p text:style-name="Text_20_body"><text:tab/><text:span text:style-name="Source_20_Text">:&lt;typeID&gt;&lt;pos&gt;</text:span></text:p>
      <text:p text:style-name="Text_20_body"><text:tab/>eg, <text:span text:style-name="Source_20_Text">[:V1]</text:span></text:p>
      <text:p text:style-name="Standard"/>
      <text:p text:style-name="Standard">The first case is always unique, but may change (if the name is being automatically generated, and the object's properties change). <text:s/></text:p>
      <text:p text:style-name="Standard"/>
      <text:p text:style-name="Standard">The second case may not refer to a unique primitive. <text:s/>In this case, the first one found will be used (or should there be an error?) <text:s/></text:p>
      <text:p text:style-name="Standard"/>
      <text:p text:style-name="Standard">The third case is always unique, and won't change.</text:p>
      <text:p text:style-name="Standard"/>
      <text:p text:style-name="Standard">When the string is regenerated (eg, repopulating the equation dialog) the first <text:soft-page-break/>case will always be used.</text:p>
      <text:h text:style-name="Heading_20_3" text:outline-level="3">Automatically generated descriptiveNames:</text:h>
      <text:p text:style-name="Text_20_body">Slave objects are named</text:p>
      <text:p text:style-name="Text_20_body"><text:tab/><text:span text:style-name="Source_20_Text"><text:span text:style-name="T2">&lt;descriptiveName&gt;/&lt;ID&gt;</text:span></text:span></text:p>
      <text:p text:style-name="Text_20_body"><text:tab/>eg, <text:span text:style-name="Source_20_Text">GYRO1/Mean</text:span></text:p>
      <text:p text:style-name="Text_20_body"><text:span text:style-name="Source_20_Text"/></text:p>
      <text:p text:style-name="P8">Type<text:tab/><text:tab/><text:tab/>descriptiveName<text:tab/>Slave Vector or Matrix names</text:p>
      <text:p text:style-name="P9">dataVector<text:tab/><text:tab/><text:span text:style-name="Source_20_Text">&lt;fieldname&gt;</text:span><text:tab/><text:tab/>NA</text:p>
      <text:p text:style-name="P9">dataScalar<text:tab/><text:tab/><text:span text:style-name="Source_20_Text">&lt;fieldname&gt;</text:span><text:tab/><text:tab/>NA</text:p>
      <text:p text:style-name="P9">dataMatrix<text:tab/><text:tab/><text:span text:style-name="Source_20_Text">&lt;fieldname&gt;</text:span><text:tab/><text:tab/>NA</text:p>
      <text:p text:style-name="P9">dataString<text:tab/><text:tab/><text:span text:style-name="Source_20_Text">&lt;fieldname&gt;</text:span><text:tab/><text:tab/>NA</text:p>
      <text:p text:style-name="P8"><text:span text:style-name="T2">spectra<text:tab/><text:tab/></text:span><text:span text:style-name="Source_20_Text"><text:span text:style-name="T2">&lt;fieldname&gt;</text:span></text:span><text:span text:style-name="T2"><text:tab/><text:tab/></text:span><text:span text:style-name="Source_20_Text"><text:span text:style-name="T2">&lt;descriptiveName&gt;/psd</text:span></text:span></text:p>
      <text:p text:style-name="P8"><text:span text:style-name="T2"><text:tab/><text:tab/><text:tab/><text:tab/><text:tab/><text:tab/><text:tab/></text:span><text:span text:style-name="Source_20_Text"><text:span text:style-name="T2">&lt;descriptiveName&gt;/f</text:span></text:span></text:p>
      <text:p text:style-name="Text_20_body"><text:span text:style-name="T2">Spectrogram<text:tab/></text:span><text:span text:style-name="Source_20_Text"><text:span text:style-name="T2">&lt;fieldname&gt;</text:span></text:span><text:span text:style-name="T2"><text:tab/><text:tab/></text:span><text:span text:style-name="Source_20_Text"><text:span text:style-name="T2">&lt;descriptiveName&gt;/SG</text:span></text:span></text:p>
      <text:p text:style-name="Text_20_body"><text:span text:style-name="T2">Histograms<text:tab/><text:tab/></text:span><text:span text:style-name="Source_20_Text"><text:span text:style-name="T2">&lt;fieldname&gt;</text:span></text:span><text:span text:style-name="T2"><text:tab/><text:tab/></text:span><text:span text:style-name="Source_20_Text"><text:span text:style-name="T2">&lt;descriptiveName&gt;/num</text:span></text:span></text:p>
      <text:p text:style-name="Text_20_body"><text:span text:style-name="Source_20_Text"><text:span text:style-name="T2"><text:tab/><text:tab/><text:tab/><text:tab/><text:tab/><text:tab/><text:tab/>&lt;descriptiveName&gt;/bin</text:span></text:span></text:p>
      <text:p text:style-name="Text_20_body"><text:span text:style-name="T2">Images<text:tab/><text:tab/></text:span><text:span text:style-name="Source_20_Text"><text:span text:style-name="T2">&lt;fieldname&gt;</text:span></text:span><text:span text:style-name="T2"><text:tab/><text:tab/>NA</text:span></text:p>
      <text:p text:style-name="Text_20_body"><text:span text:style-name="T2">Curves<text:tab/></text:span><text:span text:style-name="Source_20_Text"><text:span text:style-name="T4">&lt;Y descriptive Name&gt; vs &lt;X descriptive Name&gt;</text:span></text:span><text:span text:style-name="Source_20_Text"><text:span text:style-name="T2"><text:tab/><text:tab/></text:span></text:span>NA</text:p>
      <text:p text:style-name="Standard"><text:span text:style-name="T3">Equations<text:tab/><text:tab/></text:span><text:span text:style-name="Source_20_Text"><text:span text:style-name="T3">&lt;truncated EQ&gt;</text:span></text:span><text:tab/><text:tab/><text:span text:style-name="Source_20_Text"><text:span text:style-name="T2">&lt;descriptiveName&gt;/y</text:span></text:span></text:p>
      <text:p text:style-name="Standard"><text:span text:style-name="Source_20_Text"><text:span text:style-name="T2"><text:tab/><text:tab/><text:tab/><text:tab/><text:tab/><text:tab/><text:tab/>&lt;descriptiveName&gt;/x</text:span></text:span></text:p>
      <text:p text:style-name="Standard"><text:span text:style-name="T5">Plugins<text:tab/><text:tab/>plugin defined<text:tab/><text:tab/></text:span><text:span text:style-name="Source_20_Text"><text:span text:style-name="T5">&lt;descriptiveName&gt;/&lt;plugin defined&gt;</text:span></text:span></text:p>
      <text:p text:style-name="Standard"><text:span text:style-name="Source_20_Text"><text:span text:style-name="T5"/></text:span></text:p>
      <text:h text:style-name="Heading_20_3" text:outline-level="3">Examples</text:h>
      <text:p text:style-name="Text_20_body">In these examples, the full name is given. <text:s/>All objects can be uniquely referred to by their suffix only.</text:p>
      <text:p text:style-name="Text_20_body">i) The second vector created is read from field GYRO1</text:p>
      <text:p text:style-name="Text_20_body"><text:tab/><text:span text:style-name="Source_20_Text">GYRO1:V2</text:span></text:p>
      <text:p text:style-name="Text_20_body">ii) The 5<text:span text:style-name="T6">th</text:span> vector created is read from field GYRO1, but from a different data source:</text:p>
      <text:p text:style-name="Text_20_body"><text:tab/><text:span text:style-name="Source_20_Text">GYRO1:V5</text:span></text:p>
      <text:p text:style-name="Text_20_body">iii) The scalar “mean of GYRO1:V2”</text:p>
      <text:p text:style-name="Text_20_body"><text:tab/><text:span text:style-name="Source_20_Text">GYRO1/Mean:X3</text:span></text:p>
      <text:p text:style-name="Text_20_body">iv) The scalar mean of GYRO1:V5</text:p>
      <text:p text:style-name="Text_20_body"><text:tab/><text:span text:style-name="Source_20_Text">GYRO1/Mean:X42</text:span></text:p>
      <text:p text:style-name="Text_20_body"><text:soft-page-break/>v) The mean of the Low Pass filtered output of the spectrum of GYRO1:V5</text:p>
      <text:p text:style-name="Text_20_body"><text:tab/><text:span text:style-name="Source_20_Text">GYRO1/psd/LP/rms:X53</text:span></text:p>
      <text:p text:style-name="Text_20_body">vi) A curve of the LP filtered output of the spectrum of GYRO1:V5</text:p>
      <text:p text:style-name="Text_20_body"><text:tab/><text:span text:style-name="Source_20_Text">GYRO1/psd/LP vs GYRO1/f:C4</text:span></text:p>
      <text:p text:style-name="Text_20_body"><text:span text:style-name="Source_20_Text"/></text:p>
      <text:h text:style-name="Heading_20_3" text:outline-level="3">Tooltips </text:h>
      <text:p text:style-name="Text_20_body">In exchange for keeping the names short, it is not always clear from the automatic names what they are from (eg, the data source is not in the name – see the examples above). <text:s/>Consequently, the UI will need to give these hints to the user in some other way.</text:p>
      <text:p text:style-name="Text_20_body">UI elements (eg, vector selectors) which are used to select data objects will have a mouse over tool-tip which will list detailed information about the object that the mouse is over.</text:p>
      <text:p text:style-name="Text_20_body">For the rather extreme example (v), above, the tool-tip would tell us something like (this format is <text:span text:style-name="T7">not</text:span><text:span text:style-name="T8"> final!)</text:span>:</text:p>
      <text:p text:style-name="Text_20_body"><text:span text:style-name="Source_20_Text"><text:tab/>GYRO1/psd/LP/rms:X53 rms</text:span></text:p>
      <text:p text:style-name="Text_20_body"><text:span text:style-name="Source_20_Text"><text:tab/>GYRO1/psd/LP:P4 Low pass filter</text:span></text:p>
      <text:p text:style-name="Text_20_body"><text:span text:style-name="Source_20_Text"><text:tab/> <text:s/>Vector: GRYO1/psd:S1</text:span></text:p>
      <text:p text:style-name="Text_20_body"><text:span text:style-name="Source_20_Text"><text:tab/> <text:s/>cuttoff: 0.01</text:span></text:p>
      <text:p text:style-name="Text_20_body"><text:span text:style-name="Source_20_Text"><text:tab/>GYRO1/psd:S1 Spectrum</text:span></text:p>
      <text:p text:style-name="Text_20_body"><text:span text:style-name="Source_20_Text"><text:tab/> <text:s/>Input: GYRO1:V5</text:span></text:p>
      <text:p text:style-name="Text_20_body"><text:span text:style-name="Source_20_Text"><text:tab/> <text:s/>Sample Rate: 100.16 Hz</text:span></text:p>
      <text:p text:style-name="Text_20_body"><text:span text:style-name="Source_20_Text"><text:tab/> <text:s/>Remove Mean; Apodize Hanning</text:span></text:p>
      <text:p text:style-name="Text_20_body"><text:span text:style-name="Source_20_Text"><text:tab/> <text:s/>Interleaved Average 2^14</text:span></text:p>
      <text:p text:style-name="Text_20_body"><text:span text:style-name="Source_20_Text"><text:tab/> <text:s/>ASD (V/sqrtHz) output</text:span></text:p>
      <text:p text:style-name="Text_20_body"><text:span text:style-name="Source_20_Text"><text:tab/>GYRO1:V5 Data Vector</text:span></text:p>
      <text:p text:style-name="Text_20_body"><text:span text:style-name="Source_20_Text"><text:tab/> <text:s/>/data/run7.dat</text:span></text:p>
      <text:p text:style-name="Text_20_body"><text:span text:style-name="Source_20_Text"><text:tab/> <text:s/>GYRO1</text:span></text:p>
      <text:p text:style-name="Text_20_body"><text:span text:style-name="Source_20_Text"><text:tab/> <text:s/>f0: 0 N: 200 S:0 A:false</text:span></text:p>
      <text:h text:style-name="Heading_20_3" text:outline-level="3">Object Names in kst files.</text:h>
      <text:p text:style-name="Text_20_body">Objects will be referred to by their suffix (eg V2) in kst files, so objects will keep these numbers between sessions. <text:s/>The descriptiveName will not be used.</text:p>
      <text:p text:style-name="Text_20_body"/>
      <text:h text:style-name="Heading_20_3" text:outline-level="3"><text:soft-page-break/>Translation:</text:h>
      <text:p text:style-name="Text_20_body">The descriptiveName text and TypeIDs are both subject to translation. <text:s/>However, the typeIDs must be used untranslated in .kst file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erif" svg:font-family="'DejaVu Serif'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swiss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erif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erif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erif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Tahoma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text-properties style:font-name="DejaVu Sans Mono" fo:font-size="10pt" style:font-size-asian="10.5pt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Definition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19T11:22:23</meta:creation-date>
    <dc:date>2008-02-29T21:51:57</dc:date>
    <meta:editing-cycles>10</meta:editing-cycles>
    <meta:editing-duration>P2DT3H49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06" meta:word-count="864" meta:character-count="5122"/>
  </office:meta>
</office:document-meta>
</file>